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d64cf" officeooo:paragraph-rsid="000d64c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3pt" officeooo:rsid="000d64cf" officeooo:paragraph-rsid="000d64cf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officeooo:paragraph-rsid="000d64cf"/>
    </style:style>
    <style:style style:name="P4" style:family="paragraph" style:parent-style-name="Standard">
      <style:paragraph-properties fo:text-align="start" style:justify-single-word="false"/>
      <style:text-properties officeooo:paragraph-rsid="000e16e3"/>
    </style:style>
    <style:style style:name="P5" style:family="paragraph" style:parent-style-name="Standard">
      <style:paragraph-properties fo:text-align="start" style:justify-single-word="false"/>
      <style:text-properties fo:font-size="13pt" officeooo:rsid="000d64cf" officeooo:paragraph-rsid="000d64cf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e1ef3" officeooo:paragraph-rsid="000e1ef3" style:font-size-asian="11.3500003814697pt" style:font-size-complex="13pt"/>
    </style:style>
    <style:style style:name="T1" style:family="text">
      <style:text-properties fo:font-size="13pt" officeooo:rsid="000d64cf" style:font-size-asian="11.3500003814697pt" style:font-size-complex="13pt"/>
    </style:style>
    <style:style style:name="T2" style:family="text">
      <style:text-properties officeooo:rsid="000e16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环境配置</text:p>
      <text:p text:style-name="P2">1.安装jdk，配置环境变量</text:p>
      <text:p text:style-name="P2">2.安装eclipse</text:p>
      <text:p text:style-name="P2">3.eclipse上安装ADT插件。</text:p>
      <text:p text:style-name="P2"><text:tab/>1.Eclipse-&gt;help-&gt;install new software-&gt;add</text:p>
      <text:p text:style-name="P2"><text:tab/><text:tab/>name: <text:tab/><text:tab/>ADT Plugin</text:p>
      <text:p text:style-name="P3"><text:span text:style-name="T1"><text:tab/><text:tab/>location:<text:tab/></text:span><text:a xlink:type="simple" xlink:href="https://dl-ssl.google.com/android/eclipse/" text:style-name="Internet_20_link" text:visited-style-name="Visited_20_Internet_20_Link">https://dl-ssl.google.com/android/eclipse/</text:a></text:p>
      <text:p text:style-name="P4"><text:tab/><text:tab/>如果eclipse无法下载到<text:span text:style-name="T2">ADT，可以先手动下载在从本地加载到eclipse中，下载地址是：<text:tab/><text:tab/><text:tab/><text:tab/>developer.android.com/sdk/installing/installing-adt.html</text:span></text:p>
      <text:p text:style-name="P2"><text:tab/>2.select all-&gt;next(更新必须加上)</text:p>
      <text:p text:style-name="P6">4.进入eclipse-&gt;window-&gt;preference</text:p>
      <text:p text:style-name="P6">5.选择左侧的android-&gt;在右边选择android SDK位置</text:p>
      <text:p text:style-name="P6"/>
      <text:p text:style-name="P6"/>
      <text:p text:style-name="P6">myeclipse 和 eclipse的配置方法完全一样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4.3.3.2$Linux_X86_64 LibreOffice_project/430m0$Build-2</meta:generator>
    <dc:date>2014-12-24T14:51:33.693768948</dc:date>
    <meta:editing-duration>PT35M28S</meta:editing-duration>
    <meta:editing-cycles>3</meta:editing-cycles>
    <meta:document-statistic meta:table-count="0" meta:image-count="0" meta:object-count="0" meta:page-count="1" meta:paragraph-count="12" meta:word-count="111" meta:character-count="400" meta:non-whitespace-character-count="377"/>
  </office:meta>
</office:document-meta>
</file>